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9.93mm"/>
    </style:style>
    <style:style style:name="co3" style:family="table-column">
      <style:table-column-properties fo:break-before="auto" style:column-width="17.53mm"/>
    </style:style>
    <style:style style:name="co4" style:family="table-column">
      <style:table-column-properties fo:break-before="auto" style:column-width="18.22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4.83mm"/>
    </style:style>
    <style:style style:name="co7" style:family="table-column">
      <style:table-column-properties fo:break-before="auto" style:column-width="8.34mm"/>
    </style:style>
    <style:style style:name="co8" style:family="table-column">
      <style:table-column-properties fo:break-before="auto" style:column-width="9.45mm"/>
    </style:style>
    <style:style style:name="co9" style:family="table-column">
      <style:table-column-properties fo:break-before="auto" style:column-width="5.8mm"/>
    </style:style>
    <style:style style:name="co10" style:family="table-column">
      <style:table-column-properties fo:break-before="auto" style:column-width="27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1"/>
  </office:automatic-styles>
  <office:body>
    <office:spreadsheet>
      <table:table table:name="distanc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LP1</text:p>
          </table:table-cell>
          <table:table-cell table:style-name="ce1" office:value-type="string" calcext:value-type="string">
            <text:p>LP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ist. Min</text:p>
          </table:table-cell>
          <table:table-cell table:style-name="ce1" office:value-type="string" calcext:value-type="string">
            <text:p>Dist. max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err-</text:p>
          </table:table-cell>
          <table:table-cell table:style-name="ce1" office:value-type="string" calcext:value-type="string">
            <text:p>err+</text:p>
          </table:table-cell>
          <table:table-cell/>
          <table:table-cell office:value-type="string" calcext:value-type="string">
            <text:p>"Distances": {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401" calcext:value-type="float">
            <text:p>401</text:p>
          </table:table-cell>
          <table:table-cell table:style-name="ce3" office:value-type="float" office:value="51.4" calcext:value-type="float">
            <text:p>51.4</text:p>
          </table:table-cell>
          <table:table-cell table:style-name="ce3" office:value-type="float" office:value="46.7" calcext:value-type="float">
            <text:p>46.7</text:p>
          </table:table-cell>
          <table:table-cell table:style-name="ce3" office:value-type="float" office:value="54.8" calcext:value-type="float">
            <text:p>54.8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2]-[.E2]" office:value-type="float" office:value="4.7" calcext:value-type="float">
            <text:p>4.7</text:p>
          </table:table-cell>
          <table:table-cell table:style-name="ce3" table:formula="of:=[.F2]-[.D2]" office:value-type="float" office:value="3.4" calcext:value-type="float">
            <text:p>3.4</text:p>
          </table:table-cell>
          <table:table-cell table:style-name="ce3"/>
          <table:table-cell table:formula="of:=&quot;&quot;&quot;&quot;&amp;[.B2]&amp;&quot;-&quot;&amp;[.C2]&amp;&quot;_&quot;&amp;[.A2]&amp;&quot;&quot;&quot;: { &quot;&quot;error_neg&quot;&quot;: &quot;&amp;[.I2]&amp;&quot;, &quot;&quot;error_pos&quot;&quot;: &quot;&amp;[.J2]&amp;&quot;, &quot;&quot;distance&quot;&quot;: &quot;&amp;[.D2]&amp;&quot;, &quot;&quot;position1_name&quot;&quot;: &quot;&quot;&quot;&amp;[.B2]&amp;&quot;D&quot;&quot;, &quot;&quot;position2_name&quot;&quot;: &quot;&quot;&quot;&amp;[.C2]&amp;&quot;A&quot;&quot;, &quot;&quot;Forster_radius&quot;&quot;: 52, &quot;&quot;distance_type&quot;&quot;: &quot;&quot;&quot;&amp;[.G2]&amp;&quot;&quot;&quot;},&quot;" office:value-type="string" office:string-value="&quot;176-401_C1&quot;: { &quot;error_neg&quot;: 4.7, &quot;error_pos&quot;: 3.4, &quot;distance&quot;: 51.4, &quot;position1_name&quot;: &quot;176D&quot;, &quot;position2_name&quot;: &quot;401A&quot;, &quot;Forster_radius&quot;: 52, &quot;distance_type&quot;: &quot;RDAMean&quot;}," calcext:value-type="string">
            <text:p>"176-401_C1": { "error_neg": 4.7, "error_pos": 3.4, "distance": 51.4, "position1_name": "176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office:value-type="float" office:value="48.9" calcext:value-type="float">
            <text:p>48.9</text:p>
          </table:table-cell>
          <table:table-cell office:value-type="float" office:value="45.7" calcext:value-type="float">
            <text:p>45.7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3]-[.E3]" office:value-type="float" office:value="3.2" calcext:value-type="float">
            <text:p>3.2</text:p>
          </table:table-cell>
          <table:table-cell table:style-name="ce3" table:formula="of:=[.F3]-[.D3]" office:value-type="float" office:value="5.9" calcext:value-type="float">
            <text:p>5.9</text:p>
          </table:table-cell>
          <table:table-cell/>
          <table:table-cell table:formula="of:=&quot;&quot;&quot;&quot;&amp;[.B3]&amp;&quot;-&quot;&amp;[.C3]&amp;&quot;_&quot;&amp;[.A3]&amp;&quot;&quot;&quot;: { &quot;&quot;error_neg&quot;&quot;: &quot;&amp;[.I3]&amp;&quot;, &quot;&quot;error_pos&quot;&quot;: &quot;&amp;[.J3]&amp;&quot;, &quot;&quot;distance&quot;&quot;: &quot;&amp;[.D3]&amp;&quot;, &quot;&quot;position1_name&quot;&quot;: &quot;&quot;&quot;&amp;[.B3]&amp;&quot;D&quot;&quot;, &quot;&quot;position2_name&quot;&quot;: &quot;&quot;&quot;&amp;[.C3]&amp;&quot;A&quot;&quot;, &quot;&quot;Forster_radius&quot;&quot;: 52, &quot;&quot;distance_type&quot;&quot;: &quot;&quot;&quot;&amp;[.G3]&amp;&quot;&quot;&quot;},&quot;" office:value-type="string" office:string-value="&quot;301-393_C1&quot;: { &quot;error_neg&quot;: 3.2, &quot;error_pos&quot;: 5.9, &quot;distance&quot;: 48.9, &quot;position1_name&quot;: &quot;301D&quot;, &quot;position2_name&quot;: &quot;393A&quot;, &quot;Forster_radius&quot;: 52, &quot;distance_type&quot;: &quot;RDAMean&quot;}," calcext:value-type="string">
            <text:p>"301-393_C1": { "error_neg": 3.2, "error_pos": 5.9, "distance": 48.9, "position1_name": "301D", "position2_name": "39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office:value-type="float" office:value="53.1" calcext:value-type="float">
            <text:p>53.1</text:p>
          </table:table-cell>
          <table:table-cell office:value-type="float" office:value="49.7" calcext:value-type="float">
            <text:p>49.7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4]-[.E4]" office:value-type="float" office:value="3.4" calcext:value-type="float">
            <text:p>3.4</text:p>
          </table:table-cell>
          <table:table-cell table:style-name="ce3" table:formula="of:=[.F4]-[.D4]" office:value-type="float" office:value="3.2" calcext:value-type="float">
            <text:p>3.2</text:p>
          </table:table-cell>
          <table:table-cell/>
          <table:table-cell table:formula="of:=&quot;&quot;&quot;&quot;&amp;[.B4]&amp;&quot;-&quot;&amp;[.C4]&amp;&quot;_&quot;&amp;[.A4]&amp;&quot;&quot;&quot;: { &quot;&quot;error_neg&quot;&quot;: &quot;&amp;[.I4]&amp;&quot;, &quot;&quot;error_pos&quot;&quot;: &quot;&amp;[.J4]&amp;&quot;, &quot;&quot;distance&quot;&quot;: &quot;&amp;[.D4]&amp;&quot;, &quot;&quot;position1_name&quot;&quot;: &quot;&quot;&quot;&amp;[.B4]&amp;&quot;D&quot;&quot;, &quot;&quot;position2_name&quot;&quot;: &quot;&quot;&quot;&amp;[.C4]&amp;&quot;A&quot;&quot;, &quot;&quot;Forster_radius&quot;&quot;: 52, &quot;&quot;distance_type&quot;&quot;: &quot;&quot;&quot;&amp;[.G4]&amp;&quot;&quot;&quot;},&quot;" office:value-type="string" office:string-value="&quot;301-339_C1&quot;: { &quot;error_neg&quot;: 3.4, &quot;error_pos&quot;: 3.2, &quot;distance&quot;: 53.1, &quot;position1_name&quot;: &quot;301D&quot;, &quot;position2_name&quot;: &quot;339A&quot;, &quot;Forster_radius&quot;: 52, &quot;distance_type&quot;: &quot;RDAMean&quot;}," calcext:value-type="string">
            <text:p>"301-339_C1": { "error_neg": 3.4, "error_pos": 3.2, "distance": 53.1, "position1_name": "301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49.4" calcext:value-type="float">
            <text:p>49.4</text:p>
          </table:table-cell>
          <table:table-cell office:value-type="float" office:value="44.7" calcext:value-type="float">
            <text:p>44.7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5]-[.E5]" office:value-type="float" office:value="4.7" calcext:value-type="float">
            <text:p>4.7</text:p>
          </table:table-cell>
          <table:table-cell table:style-name="ce3" table:formula="of:=[.F5]-[.D5]" office:value-type="float" office:value="3.9" calcext:value-type="float">
            <text:p>3.9</text:p>
          </table:table-cell>
          <table:table-cell/>
          <table:table-cell table:formula="of:=&quot;&quot;&quot;&quot;&amp;[.B5]&amp;&quot;-&quot;&amp;[.C5]&amp;&quot;_&quot;&amp;[.A5]&amp;&quot;&quot;&quot;: { &quot;&quot;error_neg&quot;&quot;: &quot;&amp;[.I5]&amp;&quot;, &quot;&quot;error_pos&quot;&quot;: &quot;&amp;[.J5]&amp;&quot;, &quot;&quot;distance&quot;&quot;: &quot;&amp;[.D5]&amp;&quot;, &quot;&quot;position1_name&quot;&quot;: &quot;&quot;&quot;&amp;[.B5]&amp;&quot;D&quot;&quot;, &quot;&quot;position2_name&quot;&quot;: &quot;&quot;&quot;&amp;[.C5]&amp;&quot;A&quot;&quot;, &quot;&quot;Forster_radius&quot;&quot;: 52, &quot;&quot;distance_type&quot;&quot;: &quot;&quot;&quot;&amp;[.G5]&amp;&quot;&quot;&quot;},&quot;" office:value-type="string" office:string-value="&quot;13-401_C1&quot;: { &quot;error_neg&quot;: 4.7, &quot;error_pos&quot;: 3.9, &quot;distance&quot;: 49.4, &quot;position1_name&quot;: &quot;13D&quot;, &quot;position2_name&quot;: &quot;401A&quot;, &quot;Forster_radius&quot;: 52, &quot;distance_type&quot;: &quot;RDAMean&quot;}," calcext:value-type="string">
            <text:p>"13-401_C1": { "error_neg": 4.7, "error_pos": 3.9, "distance": 49.4, "position1_name": "13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office:value-type="float" office:value="42.6" calcext:value-type="float">
            <text:p>42.6</text:p>
          </table:table-cell>
          <table:table-cell office:value-type="float" office:value="39.2" calcext:value-type="float">
            <text:p>39.2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6]-[.E6]" office:value-type="float" office:value="3.4" calcext:value-type="float">
            <text:p>3.4</text:p>
          </table:table-cell>
          <table:table-cell table:style-name="ce3" table:formula="of:=[.F6]-[.D6]" office:value-type="float" office:value="3.2" calcext:value-type="float">
            <text:p>3.2</text:p>
          </table:table-cell>
          <table:table-cell/>
          <table:table-cell table:formula="of:=&quot;&quot;&quot;&quot;&amp;[.B6]&amp;&quot;-&quot;&amp;[.C6]&amp;&quot;_&quot;&amp;[.A6]&amp;&quot;&quot;&quot;: { &quot;&quot;error_neg&quot;&quot;: &quot;&amp;[.I6]&amp;&quot;, &quot;&quot;error_pos&quot;&quot;: &quot;&amp;[.J6]&amp;&quot;, &quot;&quot;distance&quot;&quot;: &quot;&amp;[.D6]&amp;&quot;, &quot;&quot;position1_name&quot;&quot;: &quot;&quot;&quot;&amp;[.B6]&amp;&quot;D&quot;&quot;, &quot;&quot;position2_name&quot;&quot;: &quot;&quot;&quot;&amp;[.C6]&amp;&quot;A&quot;&quot;, &quot;&quot;Forster_radius&quot;&quot;: 52, &quot;&quot;distance_type&quot;&quot;: &quot;&quot;&quot;&amp;[.G6]&amp;&quot;&quot;&quot;},&quot;" office:value-type="string" office:string-value="&quot;176-339_C1&quot;: { &quot;error_neg&quot;: 3.4, &quot;error_pos&quot;: 3.2, &quot;distance&quot;: 42.6, &quot;position1_name&quot;: &quot;176D&quot;, &quot;position2_name&quot;: &quot;339A&quot;, &quot;Forster_radius&quot;: 52, &quot;distance_type&quot;: &quot;RDAMean&quot;}," calcext:value-type="string">
            <text:p>"176-339_C1": { "error_neg": 3.4, "error_pos": 3.2, "distance": 42.6, "position1_name": "176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office:value-type="float" office:value="44" calcext:value-type="float">
            <text:p>44</text:p>
          </table:table-cell>
          <table:table-cell office:value-type="float" office:value="39.7" calcext:value-type="float">
            <text:p>39.7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7]-[.E7]" office:value-type="float" office:value="4.3" calcext:value-type="float">
            <text:p>4.3</text:p>
          </table:table-cell>
          <table:table-cell table:style-name="ce3" table:formula="of:=[.F7]-[.D7]" office:value-type="float" office:value="3.3" calcext:value-type="float">
            <text:p>3.3</text:p>
          </table:table-cell>
          <table:table-cell/>
          <table:table-cell table:formula="of:=&quot;&quot;&quot;&quot;&amp;[.B7]&amp;&quot;-&quot;&amp;[.C7]&amp;&quot;_&quot;&amp;[.A7]&amp;&quot;&quot;&quot;: { &quot;&quot;error_neg&quot;&quot;: &quot;&amp;[.I7]&amp;&quot;, &quot;&quot;error_pos&quot;&quot;: &quot;&amp;[.J7]&amp;&quot;, &quot;&quot;distance&quot;&quot;: &quot;&amp;[.D7]&amp;&quot;, &quot;&quot;position1_name&quot;&quot;: &quot;&quot;&quot;&amp;[.B7]&amp;&quot;D&quot;&quot;, &quot;&quot;position2_name&quot;&quot;: &quot;&quot;&quot;&amp;[.C7]&amp;&quot;A&quot;&quot;, &quot;&quot;Forster_radius&quot;&quot;: 52, &quot;&quot;distance_type&quot;&quot;: &quot;&quot;&quot;&amp;[.G7]&amp;&quot;&quot;&quot;},&quot;" office:value-type="string" office:string-value="&quot;305-401_C1&quot;: { &quot;error_neg&quot;: 4.3, &quot;error_pos&quot;: 3.3, &quot;distance&quot;: 44, &quot;position1_name&quot;: &quot;305D&quot;, &quot;position2_name&quot;: &quot;401A&quot;, &quot;Forster_radius&quot;: 52, &quot;distance_type&quot;: &quot;RDAMean&quot;}," calcext:value-type="string">
            <text:p>"305-401_C1": { "error_neg": 4.3, "error_pos": 3.3, "distance": 44, "position1_name": "305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56.6" calcext:value-type="float">
            <text:p>56.6</text:p>
          </table:table-cell>
          <table:table-cell office:value-type="float" office:value="53.2" calcext:value-type="float">
            <text:p>53.2</text:p>
          </table:table-cell>
          <table:table-cell office:value-type="float" office:value="62.8" calcext:value-type="float">
            <text:p>62.8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8]-[.E8]" office:value-type="float" office:value="3.4" calcext:value-type="float">
            <text:p>3.4</text:p>
          </table:table-cell>
          <table:table-cell table:style-name="ce3" table:formula="of:=[.F8]-[.D8]" office:value-type="float" office:value="6.2" calcext:value-type="float">
            <text:p>6.2</text:p>
          </table:table-cell>
          <table:table-cell/>
          <table:table-cell table:formula="of:=&quot;&quot;&quot;&quot;&amp;[.B8]&amp;&quot;-&quot;&amp;[.C8]&amp;&quot;_&quot;&amp;[.A8]&amp;&quot;&quot;&quot;: { &quot;&quot;error_neg&quot;&quot;: &quot;&amp;[.I8]&amp;&quot;, &quot;&quot;error_pos&quot;&quot;: &quot;&amp;[.J8]&amp;&quot;, &quot;&quot;distance&quot;&quot;: &quot;&amp;[.D8]&amp;&quot;, &quot;&quot;position1_name&quot;&quot;: &quot;&quot;&quot;&amp;[.B8]&amp;&quot;D&quot;&quot;, &quot;&quot;position2_name&quot;&quot;: &quot;&quot;&quot;&amp;[.C8]&amp;&quot;A&quot;&quot;, &quot;&quot;Forster_radius&quot;&quot;: 52, &quot;&quot;distance_type&quot;&quot;: &quot;&quot;&quot;&amp;[.G8]&amp;&quot;&quot;&quot;},&quot;" office:value-type="string" office:string-value="&quot;10-339_C1&quot;: { &quot;error_neg&quot;: 3.4, &quot;error_pos&quot;: 6.2, &quot;distance&quot;: 56.6, &quot;position1_name&quot;: &quot;10D&quot;, &quot;position2_name&quot;: &quot;339A&quot;, &quot;Forster_radius&quot;: 52, &quot;distance_type&quot;: &quot;RDAMean&quot;}," calcext:value-type="string">
            <text:p>"10-339_C1": { "error_neg": 3.4, "error_pos": 6.2, "distance": 56.6, "position1_name": "10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56.5" calcext:value-type="float">
            <text:p>56.5</text:p>
          </table:table-cell>
          <table:table-cell office:value-type="float" office:value="49.7" calcext:value-type="float">
            <text:p>49.7</text:p>
          </table:table-cell>
          <table:table-cell office:value-type="float" office:value="59.3" calcext:value-type="float">
            <text:p>59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9]-[.E9]" office:value-type="float" office:value="6.8" calcext:value-type="float">
            <text:p>6.8</text:p>
          </table:table-cell>
          <table:table-cell table:style-name="ce3" table:formula="of:=[.F9]-[.D9]" office:value-type="float" office:value="2.8" calcext:value-type="float">
            <text:p>2.8</text:p>
          </table:table-cell>
          <table:table-cell/>
          <table:table-cell table:formula="of:=&quot;&quot;&quot;&quot;&amp;[.B9]&amp;&quot;-&quot;&amp;[.C9]&amp;&quot;_&quot;&amp;[.A9]&amp;&quot;&quot;&quot;: { &quot;&quot;error_neg&quot;&quot;: &quot;&amp;[.I9]&amp;&quot;, &quot;&quot;error_pos&quot;&quot;: &quot;&amp;[.J9]&amp;&quot;, &quot;&quot;distance&quot;&quot;: &quot;&amp;[.D9]&amp;&quot;, &quot;&quot;position1_name&quot;&quot;: &quot;&quot;&quot;&amp;[.B9]&amp;&quot;D&quot;&quot;, &quot;&quot;position2_name&quot;&quot;: &quot;&quot;&quot;&amp;[.C9]&amp;&quot;A&quot;&quot;, &quot;&quot;Forster_radius&quot;&quot;: 52, &quot;&quot;distance_type&quot;&quot;: &quot;&quot;&quot;&amp;[.G9]&amp;&quot;&quot;&quot;},&quot;" office:value-type="string" office:string-value="&quot;289-339_C1&quot;: { &quot;error_neg&quot;: 6.8, &quot;error_pos&quot;: 2.8, &quot;distance&quot;: 56.5, &quot;position1_name&quot;: &quot;289D&quot;, &quot;position2_name&quot;: &quot;339A&quot;, &quot;Forster_radius&quot;: 52, &quot;distance_type&quot;: &quot;RDAMean&quot;}," calcext:value-type="string">
            <text:p>"289-339_C1": { "error_neg": 6.8, "error_pos": 2.8, "distance": 56.5, "position1_name": "28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55" calcext:value-type="float">
            <text:p>55</text:p>
          </table:table-cell>
          <table:table-cell office:value-type="float" office:value="50.7" calcext:value-type="float">
            <text:p>50.7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0]-[.E10]" office:value-type="float" office:value="4.3" calcext:value-type="float">
            <text:p>4.3</text:p>
          </table:table-cell>
          <table:table-cell table:style-name="ce3" table:formula="of:=[.F10]-[.D10]" office:value-type="float" office:value="2.8" calcext:value-type="float">
            <text:p>2.8</text:p>
          </table:table-cell>
          <table:table-cell/>
          <table:table-cell table:formula="of:=&quot;&quot;&quot;&quot;&amp;[.B10]&amp;&quot;-&quot;&amp;[.C10]&amp;&quot;_&quot;&amp;[.A10]&amp;&quot;&quot;&quot;: { &quot;&quot;error_neg&quot;&quot;: &quot;&amp;[.I10]&amp;&quot;, &quot;&quot;error_pos&quot;&quot;: &quot;&amp;[.J10]&amp;&quot;, &quot;&quot;distance&quot;&quot;: &quot;&amp;[.D10]&amp;&quot;, &quot;&quot;position1_name&quot;&quot;: &quot;&quot;&quot;&amp;[.B10]&amp;&quot;D&quot;&quot;, &quot;&quot;position2_name&quot;&quot;: &quot;&quot;&quot;&amp;[.C10]&amp;&quot;A&quot;&quot;, &quot;&quot;Forster_radius&quot;&quot;: 52, &quot;&quot;distance_type&quot;&quot;: &quot;&quot;&quot;&amp;[.G10]&amp;&quot;&quot;&quot;},&quot;" office:value-type="string" office:string-value="&quot;301-382_C1&quot;: { &quot;error_neg&quot;: 4.3, &quot;error_pos&quot;: 2.8, &quot;distance&quot;: 55, &quot;position1_name&quot;: &quot;301D&quot;, &quot;position2_name&quot;: &quot;382A&quot;, &quot;Forster_radius&quot;: 52, &quot;distance_type&quot;: &quot;RDAMean&quot;}," calcext:value-type="string">
            <text:p>"301-382_C1": { "error_neg": 4.3, "error_pos": 2.8, "distance": 55, "position1_name": "301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45.3" calcext:value-type="float">
            <text:p>45.3</text:p>
          </table:table-cell>
          <table:table-cell office:value-type="float" office:value="39.7" calcext:value-type="float">
            <text:p>39.7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1]-[.E11]" office:value-type="float" office:value="5.59999999999999" calcext:value-type="float">
            <text:p>5.6</text:p>
          </table:table-cell>
          <table:table-cell table:style-name="ce3" table:formula="of:=[.F11]-[.D11]" office:value-type="float" office:value="4.5" calcext:value-type="float">
            <text:p>4.5</text:p>
          </table:table-cell>
          <table:table-cell/>
          <table:table-cell table:formula="of:=&quot;&quot;&quot;&quot;&amp;[.B11]&amp;&quot;-&quot;&amp;[.C11]&amp;&quot;_&quot;&amp;[.A11]&amp;&quot;&quot;&quot;: { &quot;&quot;error_neg&quot;&quot;: &quot;&amp;[.I11]&amp;&quot;, &quot;&quot;error_pos&quot;&quot;: &quot;&amp;[.J11]&amp;&quot;, &quot;&quot;distance&quot;&quot;: &quot;&amp;[.D11]&amp;&quot;, &quot;&quot;position1_name&quot;&quot;: &quot;&quot;&quot;&amp;[.B11]&amp;&quot;D&quot;&quot;, &quot;&quot;position2_name&quot;&quot;: &quot;&quot;&quot;&amp;[.C11]&amp;&quot;A&quot;&quot;, &quot;&quot;Forster_radius&quot;&quot;: 52, &quot;&quot;distance_type&quot;&quot;: &quot;&quot;&quot;&amp;[.G11]&amp;&quot;&quot;&quot;},&quot;" office:value-type="string" office:string-value="&quot;13-397_C1&quot;: { &quot;error_neg&quot;: 5.59999999999999, &quot;error_pos&quot;: 4.5, &quot;distance&quot;: 45.3, &quot;position1_name&quot;: &quot;13D&quot;, &quot;position2_name&quot;: &quot;397A&quot;, &quot;Forster_radius&quot;: 52, &quot;distance_type&quot;: &quot;RDAMean&quot;}," calcext:value-type="string">
            <text:p>"13-397_C1": { "error_neg": 5.59999999999999, "error_pos": 4.5, "distance": 45.3, "position1_name": "13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401" calcext:value-type="float">
            <text:p>401</text:p>
          </table:table-cell>
          <table:table-cell office:value-type="float" office:value="48" calcext:value-type="float">
            <text:p>48</text:p>
          </table:table-cell>
          <table:table-cell office:value-type="float" office:value="44.7" calcext:value-type="float">
            <text:p>44.7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2]-[.E12]" office:value-type="float" office:value="3.3" calcext:value-type="float">
            <text:p>3.3</text:p>
          </table:table-cell>
          <table:table-cell table:style-name="ce3" table:formula="of:=[.F12]-[.D12]" office:value-type="float" office:value="5.3" calcext:value-type="float">
            <text:p>5.3</text:p>
          </table:table-cell>
          <table:table-cell/>
          <table:table-cell table:formula="of:=&quot;&quot;&quot;&quot;&amp;[.B12]&amp;&quot;-&quot;&amp;[.C12]&amp;&quot;_&quot;&amp;[.A12]&amp;&quot;&quot;&quot;: { &quot;&quot;error_neg&quot;&quot;: &quot;&amp;[.I12]&amp;&quot;, &quot;&quot;error_pos&quot;&quot;: &quot;&amp;[.J12]&amp;&quot;, &quot;&quot;distance&quot;&quot;: &quot;&amp;[.D12]&amp;&quot;, &quot;&quot;position1_name&quot;&quot;: &quot;&quot;&quot;&amp;[.B12]&amp;&quot;D&quot;&quot;, &quot;&quot;position2_name&quot;&quot;: &quot;&quot;&quot;&amp;[.C12]&amp;&quot;A&quot;&quot;, &quot;&quot;Forster_radius&quot;&quot;: 52, &quot;&quot;distance_type&quot;&quot;: &quot;&quot;&quot;&amp;[.G12]&amp;&quot;&quot;&quot;},&quot;" office:value-type="string" office:string-value="&quot;176-401_C2&quot;: { &quot;error_neg&quot;: 3.3, &quot;error_pos&quot;: 5.3, &quot;distance&quot;: 48, &quot;position1_name&quot;: &quot;176D&quot;, &quot;position2_name&quot;: &quot;401A&quot;, &quot;Forster_radius&quot;: 52, &quot;distance_type&quot;: &quot;RDAMean&quot;}," calcext:value-type="string">
            <text:p>"176-401_C2": { "error_neg": 3.3, "error_pos": 5.3, "distance": 48, "position1_name": "176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office:value-type="float" office:value="54.9" calcext:value-type="float">
            <text:p>54.9</text:p>
          </table:table-cell>
          <table:table-cell office:value-type="float" office:value="50.7" calcext:value-type="float">
            <text:p>50.7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3]-[.E13]" office:value-type="float" office:value="4.2" calcext:value-type="float">
            <text:p>4.2</text:p>
          </table:table-cell>
          <table:table-cell table:style-name="ce3" table:formula="of:=[.F13]-[.D13]" office:value-type="float" office:value="3.4" calcext:value-type="float">
            <text:p>3.4</text:p>
          </table:table-cell>
          <table:table-cell/>
          <table:table-cell table:formula="of:=&quot;&quot;&quot;&quot;&amp;[.B13]&amp;&quot;-&quot;&amp;[.C13]&amp;&quot;_&quot;&amp;[.A13]&amp;&quot;&quot;&quot;: { &quot;&quot;error_neg&quot;&quot;: &quot;&amp;[.I13]&amp;&quot;, &quot;&quot;error_pos&quot;&quot;: &quot;&amp;[.J13]&amp;&quot;, &quot;&quot;distance&quot;&quot;: &quot;&amp;[.D13]&amp;&quot;, &quot;&quot;position1_name&quot;&quot;: &quot;&quot;&quot;&amp;[.B13]&amp;&quot;D&quot;&quot;, &quot;&quot;position2_name&quot;&quot;: &quot;&quot;&quot;&amp;[.C13]&amp;&quot;A&quot;&quot;, &quot;&quot;Forster_radius&quot;&quot;: 52, &quot;&quot;distance_type&quot;&quot;: &quot;&quot;&quot;&amp;[.G13]&amp;&quot;&quot;&quot;},&quot;" office:value-type="string" office:string-value="&quot;301-393_C2&quot;: { &quot;error_neg&quot;: 4.2, &quot;error_pos&quot;: 3.4, &quot;distance&quot;: 54.9, &quot;position1_name&quot;: &quot;301D&quot;, &quot;position2_name&quot;: &quot;393A&quot;, &quot;Forster_radius&quot;: 52, &quot;distance_type&quot;: &quot;RDAMean&quot;}," calcext:value-type="string">
            <text:p>"301-393_C2": { "error_neg": 4.2, "error_pos": 3.4, "distance": 54.9, "position1_name": "301D", "position2_name": "39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35.2" calcext:value-type="float">
            <text:p>35.2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4]-[.E14]" office:value-type="float" office:value="4.8" calcext:value-type="float">
            <text:p>4.8</text:p>
          </table:table-cell>
          <table:table-cell table:style-name="ce3" table:formula="of:=[.F14]-[.D14]" office:value-type="float" office:value="4.8" calcext:value-type="float">
            <text:p>4.8</text:p>
          </table:table-cell>
          <table:table-cell/>
          <table:table-cell table:formula="of:=&quot;&quot;&quot;&quot;&amp;[.B14]&amp;&quot;-&quot;&amp;[.C14]&amp;&quot;_&quot;&amp;[.A14]&amp;&quot;&quot;&quot;: { &quot;&quot;error_neg&quot;&quot;: &quot;&amp;[.I14]&amp;&quot;, &quot;&quot;error_pos&quot;&quot;: &quot;&amp;[.J14]&amp;&quot;, &quot;&quot;distance&quot;&quot;: &quot;&amp;[.D14]&amp;&quot;, &quot;&quot;position1_name&quot;&quot;: &quot;&quot;&quot;&amp;[.B14]&amp;&quot;D&quot;&quot;, &quot;&quot;position2_name&quot;&quot;: &quot;&quot;&quot;&amp;[.C14]&amp;&quot;A&quot;&quot;, &quot;&quot;Forster_radius&quot;&quot;: 52, &quot;&quot;distance_type&quot;&quot;: &quot;&quot;&quot;&amp;[.G14]&amp;&quot;&quot;&quot;},&quot;" office:value-type="string" office:string-value="&quot;301-339_C2&quot;: { &quot;error_neg&quot;: 4.8, &quot;error_pos&quot;: 4.8, &quot;distance&quot;: 40, &quot;position1_name&quot;: &quot;301D&quot;, &quot;position2_name&quot;: &quot;339A&quot;, &quot;Forster_radius&quot;: 52, &quot;distance_type&quot;: &quot;RDAMean&quot;}," calcext:value-type="string">
            <text:p>"301-339_C2": { "error_neg": 4.8, "error_pos": 4.8, "distance": 40, "position1_name": "301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49.4" calcext:value-type="float">
            <text:p>49.4</text:p>
          </table:table-cell>
          <table:table-cell office:value-type="float" office:value="43.7" calcext:value-type="float">
            <text:p>43.7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5]-[.E15]" office:value-type="float" office:value="5.7" calcext:value-type="float">
            <text:p>5.7</text:p>
          </table:table-cell>
          <table:table-cell table:style-name="ce3" table:formula="of:=[.F15]-[.D15]" office:value-type="float" office:value="2.9" calcext:value-type="float">
            <text:p>2.9</text:p>
          </table:table-cell>
          <table:table-cell/>
          <table:table-cell table:formula="of:=&quot;&quot;&quot;&quot;&amp;[.B15]&amp;&quot;-&quot;&amp;[.C15]&amp;&quot;_&quot;&amp;[.A15]&amp;&quot;&quot;&quot;: { &quot;&quot;error_neg&quot;&quot;: &quot;&amp;[.I15]&amp;&quot;, &quot;&quot;error_pos&quot;&quot;: &quot;&amp;[.J15]&amp;&quot;, &quot;&quot;distance&quot;&quot;: &quot;&amp;[.D15]&amp;&quot;, &quot;&quot;position1_name&quot;&quot;: &quot;&quot;&quot;&amp;[.B15]&amp;&quot;D&quot;&quot;, &quot;&quot;position2_name&quot;&quot;: &quot;&quot;&quot;&amp;[.C15]&amp;&quot;A&quot;&quot;, &quot;&quot;Forster_radius&quot;&quot;: 52, &quot;&quot;distance_type&quot;&quot;: &quot;&quot;&quot;&amp;[.G15]&amp;&quot;&quot;&quot;},&quot;" office:value-type="string" office:string-value="&quot;13-401_C2&quot;: { &quot;error_neg&quot;: 5.7, &quot;error_pos&quot;: 2.9, &quot;distance&quot;: 49.4, &quot;position1_name&quot;: &quot;13D&quot;, &quot;position2_name&quot;: &quot;401A&quot;, &quot;Forster_radius&quot;: 52, &quot;distance_type&quot;: &quot;RDAMean&quot;}," calcext:value-type="string">
            <text:p>"13-401_C2": { "error_neg": 5.7, "error_pos": 2.9, "distance": 49.4, "position1_name": "13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office:value-type="float" office:value="42.6" calcext:value-type="float">
            <text:p>42.6</text:p>
          </table:table-cell>
          <table:table-cell office:value-type="float" office:value="36.7" calcext:value-type="float">
            <text:p>36.7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6]-[.E16]" office:value-type="float" office:value="5.9" calcext:value-type="float">
            <text:p>5.9</text:p>
          </table:table-cell>
          <table:table-cell table:style-name="ce3" table:formula="of:=[.F16]-[.D16]" office:value-type="float" office:value="4.7" calcext:value-type="float">
            <text:p>4.7</text:p>
          </table:table-cell>
          <table:table-cell/>
          <table:table-cell table:formula="of:=&quot;&quot;&quot;&quot;&amp;[.B16]&amp;&quot;-&quot;&amp;[.C16]&amp;&quot;_&quot;&amp;[.A16]&amp;&quot;&quot;&quot;: { &quot;&quot;error_neg&quot;&quot;: &quot;&amp;[.I16]&amp;&quot;, &quot;&quot;error_pos&quot;&quot;: &quot;&amp;[.J16]&amp;&quot;, &quot;&quot;distance&quot;&quot;: &quot;&amp;[.D16]&amp;&quot;, &quot;&quot;position1_name&quot;&quot;: &quot;&quot;&quot;&amp;[.B16]&amp;&quot;D&quot;&quot;, &quot;&quot;position2_name&quot;&quot;: &quot;&quot;&quot;&amp;[.C16]&amp;&quot;A&quot;&quot;, &quot;&quot;Forster_radius&quot;&quot;: 52, &quot;&quot;distance_type&quot;&quot;: &quot;&quot;&quot;&amp;[.G16]&amp;&quot;&quot;&quot;},&quot;" office:value-type="string" office:string-value="&quot;176-339_C2&quot;: { &quot;error_neg&quot;: 5.9, &quot;error_pos&quot;: 4.7, &quot;distance&quot;: 42.6, &quot;position1_name&quot;: &quot;176D&quot;, &quot;position2_name&quot;: &quot;339A&quot;, &quot;Forster_radius&quot;: 52, &quot;distance_type&quot;: &quot;RDAMean&quot;}," calcext:value-type="string">
            <text:p>"176-339_C2": { "error_neg": 5.9, "error_pos": 4.7, "distance": 42.6, "position1_name": "176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office:value-type="float" office:value="44" calcext:value-type="float">
            <text:p>44</text:p>
          </table:table-cell>
          <table:table-cell office:value-type="float" office:value="38.7" calcext:value-type="float">
            <text:p>38.7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7]-[.E17]" office:value-type="float" office:value="5.3" calcext:value-type="float">
            <text:p>5.3</text:p>
          </table:table-cell>
          <table:table-cell table:style-name="ce3" table:formula="of:=[.F17]-[.D17]" office:value-type="float" office:value="5.3" calcext:value-type="float">
            <text:p>5.3</text:p>
          </table:table-cell>
          <table:table-cell/>
          <table:table-cell table:formula="of:=&quot;&quot;&quot;&quot;&amp;[.B17]&amp;&quot;-&quot;&amp;[.C17]&amp;&quot;_&quot;&amp;[.A17]&amp;&quot;&quot;&quot;: { &quot;&quot;error_neg&quot;&quot;: &quot;&amp;[.I17]&amp;&quot;, &quot;&quot;error_pos&quot;&quot;: &quot;&amp;[.J17]&amp;&quot;, &quot;&quot;distance&quot;&quot;: &quot;&amp;[.D17]&amp;&quot;, &quot;&quot;position1_name&quot;&quot;: &quot;&quot;&quot;&amp;[.B17]&amp;&quot;D&quot;&quot;, &quot;&quot;position2_name&quot;&quot;: &quot;&quot;&quot;&amp;[.C17]&amp;&quot;A&quot;&quot;, &quot;&quot;Forster_radius&quot;&quot;: 52, &quot;&quot;distance_type&quot;&quot;: &quot;&quot;&quot;&amp;[.G17]&amp;&quot;&quot;&quot;},&quot;" office:value-type="string" office:string-value="&quot;305-401_C2&quot;: { &quot;error_neg&quot;: 5.3, &quot;error_pos&quot;: 5.3, &quot;distance&quot;: 44, &quot;position1_name&quot;: &quot;305D&quot;, &quot;position2_name&quot;: &quot;401A&quot;, &quot;Forster_radius&quot;: 52, &quot;distance_type&quot;: &quot;RDAMean&quot;}," calcext:value-type="string">
            <text:p>"305-401_C2": { "error_neg": 5.3, "error_pos": 5.3, "distance": 44, "position1_name": "305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64.3" calcext:value-type="float">
            <text:p>64.3</text:p>
          </table:table-cell>
          <table:table-cell office:value-type="float" office:value="55.7" calcext:value-type="float">
            <text:p>55.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8]-[.E18]" office:value-type="float" office:value="8.59999999999999" calcext:value-type="float">
            <text:p>8.6</text:p>
          </table:table-cell>
          <table:table-cell table:style-name="ce3" table:formula="of:=[.F18]-[.D18]" office:value-type="float" office:value="5" calcext:value-type="float">
            <text:p>5.0</text:p>
          </table:table-cell>
          <table:table-cell/>
          <table:table-cell table:formula="of:=&quot;&quot;&quot;&quot;&amp;[.B18]&amp;&quot;-&quot;&amp;[.C18]&amp;&quot;_&quot;&amp;[.A18]&amp;&quot;&quot;&quot;: { &quot;&quot;error_neg&quot;&quot;: &quot;&amp;[.I18]&amp;&quot;, &quot;&quot;error_pos&quot;&quot;: &quot;&amp;[.J18]&amp;&quot;, &quot;&quot;distance&quot;&quot;: &quot;&amp;[.D18]&amp;&quot;, &quot;&quot;position1_name&quot;&quot;: &quot;&quot;&quot;&amp;[.B18]&amp;&quot;D&quot;&quot;, &quot;&quot;position2_name&quot;&quot;: &quot;&quot;&quot;&amp;[.C18]&amp;&quot;A&quot;&quot;, &quot;&quot;Forster_radius&quot;&quot;: 52, &quot;&quot;distance_type&quot;&quot;: &quot;&quot;&quot;&amp;[.G18]&amp;&quot;&quot;&quot;},&quot;" office:value-type="string" office:string-value="&quot;10-339_C2&quot;: { &quot;error_neg&quot;: 8.59999999999999, &quot;error_pos&quot;: 5, &quot;distance&quot;: 64.3, &quot;position1_name&quot;: &quot;10D&quot;, &quot;position2_name&quot;: &quot;339A&quot;, &quot;Forster_radius&quot;: 52, &quot;distance_type&quot;: &quot;RDAMean&quot;}," calcext:value-type="string">
            <text:p>"10-339_C2": { "error_neg": 8.59999999999999, "error_pos": 5, "distance": 64.3, "position1_name": "10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46.6" calcext:value-type="float">
            <text:p>46.6</text:p>
          </table:table-cell>
          <table:table-cell office:value-type="float" office:value="39.7" calcext:value-type="float">
            <text:p>39.7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19]-[.E19]" office:value-type="float" office:value="6.9" calcext:value-type="float">
            <text:p>6.9</text:p>
          </table:table-cell>
          <table:table-cell table:style-name="ce3" table:formula="of:=[.F19]-[.D19]" office:value-type="float" office:value="7.7" calcext:value-type="float">
            <text:p>7.7</text:p>
          </table:table-cell>
          <table:table-cell/>
          <table:table-cell table:formula="of:=&quot;&quot;&quot;&quot;&amp;[.B19]&amp;&quot;-&quot;&amp;[.C19]&amp;&quot;_&quot;&amp;[.A19]&amp;&quot;&quot;&quot;: { &quot;&quot;error_neg&quot;&quot;: &quot;&amp;[.I19]&amp;&quot;, &quot;&quot;error_pos&quot;&quot;: &quot;&amp;[.J19]&amp;&quot;, &quot;&quot;distance&quot;&quot;: &quot;&amp;[.D19]&amp;&quot;, &quot;&quot;position1_name&quot;&quot;: &quot;&quot;&quot;&amp;[.B19]&amp;&quot;D&quot;&quot;, &quot;&quot;position2_name&quot;&quot;: &quot;&quot;&quot;&amp;[.C19]&amp;&quot;A&quot;&quot;, &quot;&quot;Forster_radius&quot;&quot;: 52, &quot;&quot;distance_type&quot;&quot;: &quot;&quot;&quot;&amp;[.G19]&amp;&quot;&quot;&quot;},&quot;" office:value-type="string" office:string-value="&quot;289-339_C2&quot;: { &quot;error_neg&quot;: 6.9, &quot;error_pos&quot;: 7.7, &quot;distance&quot;: 46.6, &quot;position1_name&quot;: &quot;289D&quot;, &quot;position2_name&quot;: &quot;339A&quot;, &quot;Forster_radius&quot;: 52, &quot;distance_type&quot;: &quot;RDAMean&quot;}," calcext:value-type="string">
            <text:p>"289-339_C2": { "error_neg": 6.9, "error_pos": 7.7, "distance": 46.6, "position1_name": "28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52.4" calcext:value-type="float">
            <text:p>52.4</text:p>
          </table:table-cell>
          <table:table-cell office:value-type="float" office:value="48.7" calcext:value-type="float">
            <text:p>48.7</text:p>
          </table:table-cell>
          <table:table-cell office:value-type="float" office:value="57.3" calcext:value-type="float">
            <text:p>57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20]-[.E20]" office:value-type="float" office:value="3.7" calcext:value-type="float">
            <text:p>3.7</text:p>
          </table:table-cell>
          <table:table-cell table:style-name="ce3" table:formula="of:=[.F20]-[.D20]" office:value-type="float" office:value="4.9" calcext:value-type="float">
            <text:p>4.9</text:p>
          </table:table-cell>
          <table:table-cell/>
          <table:table-cell table:formula="of:=&quot;&quot;&quot;&quot;&amp;[.B20]&amp;&quot;-&quot;&amp;[.C20]&amp;&quot;_&quot;&amp;[.A20]&amp;&quot;&quot;&quot;: { &quot;&quot;error_neg&quot;&quot;: &quot;&amp;[.I20]&amp;&quot;, &quot;&quot;error_pos&quot;&quot;: &quot;&amp;[.J20]&amp;&quot;, &quot;&quot;distance&quot;&quot;: &quot;&amp;[.D20]&amp;&quot;, &quot;&quot;position1_name&quot;&quot;: &quot;&quot;&quot;&amp;[.B20]&amp;&quot;D&quot;&quot;, &quot;&quot;position2_name&quot;&quot;: &quot;&quot;&quot;&amp;[.C20]&amp;&quot;A&quot;&quot;, &quot;&quot;Forster_radius&quot;&quot;: 52, &quot;&quot;distance_type&quot;&quot;: &quot;&quot;&quot;&amp;[.G20]&amp;&quot;&quot;&quot;},&quot;" office:value-type="string" office:string-value="&quot;301-382_C2&quot;: { &quot;error_neg&quot;: 3.7, &quot;error_pos&quot;: 4.9, &quot;distance&quot;: 52.4, &quot;position1_name&quot;: &quot;301D&quot;, &quot;position2_name&quot;: &quot;382A&quot;, &quot;Forster_radius&quot;: 52, &quot;distance_type&quot;: &quot;RDAMean&quot;}," calcext:value-type="string">
            <text:p>"301-382_C2": { "error_neg": 3.7, "error_pos": 4.9, "distance": 52.4, "position1_name": "301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45.3" calcext:value-type="float">
            <text:p>45.3</text:p>
          </table:table-cell>
          <table:table-cell office:value-type="float" office:value="39.7" calcext:value-type="float">
            <text:p>39.7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RDAMean</text:p>
          </table:table-cell>
          <table:table-cell/>
          <table:table-cell table:style-name="ce3" table:formula="of:=[.D21]-[.E21]" office:value-type="float" office:value="5.59999999999999" calcext:value-type="float">
            <text:p>5.6</text:p>
          </table:table-cell>
          <table:table-cell table:style-name="ce3" table:formula="of:=[.F21]-[.D21]" office:value-type="float" office:value="2" calcext:value-type="float">
            <text:p>2.0</text:p>
          </table:table-cell>
          <table:table-cell/>
          <table:table-cell table:formula="of:=&quot;&quot;&quot;&quot;&amp;[.B21]&amp;&quot;-&quot;&amp;[.C21]&amp;&quot;_&quot;&amp;[.A21]&amp;&quot;&quot;&quot;: { &quot;&quot;error_neg&quot;&quot;: &quot;&amp;[.I21]&amp;&quot;, &quot;&quot;error_pos&quot;&quot;: &quot;&amp;[.J21]&amp;&quot;, &quot;&quot;distance&quot;&quot;: &quot;&amp;[.D21]&amp;&quot;, &quot;&quot;position1_name&quot;&quot;: &quot;&quot;&quot;&amp;[.B21]&amp;&quot;D&quot;&quot;, &quot;&quot;position2_name&quot;&quot;: &quot;&quot;&quot;&amp;[.C21]&amp;&quot;A&quot;&quot;, &quot;&quot;Forster_radius&quot;&quot;: 52, &quot;&quot;distance_type&quot;&quot;: &quot;&quot;&quot;&amp;[.G21]&amp;&quot;&quot;&quot;},&quot;" office:value-type="string" office:string-value="&quot;13-397_C2&quot;: { &quot;error_neg&quot;: 5.59999999999999, &quot;error_pos&quot;: 2, &quot;distance&quot;: 45.3, &quot;position1_name&quot;: &quot;13D&quot;, &quot;position2_name&quot;: &quot;397A&quot;, &quot;Forster_radius&quot;: 52, &quot;distance_type&quot;: &quot;RDAMean&quot;}," calcext:value-type="string">
            <text:p>"13-397_C2": { "error_neg": 5.59999999999999, "error_pos": 2, "distance": 45.3, "position1_name": "13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401" calcext:value-type="float">
            <text:p>401</text:p>
          </table:table-cell>
          <table:table-cell office:value-type="float" office:value="47.3" calcext:value-type="float">
            <text:p>47.3</text:p>
          </table:table-cell>
          <table:table-cell office:value-type="float" office:value="42.6" calcext:value-type="float">
            <text:p>42.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22]-[.E22]" office:value-type="float" office:value="4.7" calcext:value-type="float">
            <text:p>4.7</text:p>
          </table:table-cell>
          <table:table-cell table:style-name="ce3" table:formula="of:=[.F22]-[.D22]" office:value-type="float" office:value="4.7" calcext:value-type="float">
            <text:p>4.7</text:p>
          </table:table-cell>
          <table:table-cell/>
          <table:table-cell table:formula="of:=&quot;&quot;&quot;&quot;&amp;[.B22]&amp;&quot;-&quot;&amp;[.C22]&amp;&quot;_&quot;&amp;[.A22]&amp;&quot;&quot;&quot;: { &quot;&quot;error_neg&quot;&quot;: &quot;&amp;[.I22]&amp;&quot;, &quot;&quot;error_pos&quot;&quot;: &quot;&amp;[.J22]&amp;&quot;, &quot;&quot;distance&quot;&quot;: &quot;&amp;[.D22]&amp;&quot;, &quot;&quot;position1_name&quot;&quot;: &quot;&quot;&quot;&amp;[.B22]&amp;&quot;D&quot;&quot;, &quot;&quot;position2_name&quot;&quot;: &quot;&quot;&quot;&amp;[.C22]&amp;&quot;A&quot;&quot;, &quot;&quot;Forster_radius&quot;&quot;: 52, &quot;&quot;distance_type&quot;&quot;: &quot;&quot;&quot;&amp;[.G22]&amp;&quot;&quot;&quot;},&quot;" office:value-type="string" office:string-value="&quot;176-401_C3&quot;: { &quot;error_neg&quot;: 4.7, &quot;error_pos&quot;: 4.7, &quot;distance&quot;: 47.3, &quot;position1_name&quot;: &quot;176D&quot;, &quot;position2_name&quot;: &quot;401A&quot;, &quot;Forster_radius&quot;: 52, &quot;distance_type&quot;: &quot;RDAMeanE&quot;}," calcext:value-type="string">
            <text:p>"176-401_C3": { "error_neg": 4.7, "error_pos": 4.7, "distance": 47.3, "position1_name": "176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office:value-type="float" office:value="33.5" calcext:value-type="float">
            <text:p>33.5</text:p>
          </table:table-cell>
          <table:table-cell office:value-type="float" office:value="29.5" calcext:value-type="float">
            <text:p>29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23]-[.E23]" office:value-type="float" office:value="4" calcext:value-type="float">
            <text:p>4.0</text:p>
          </table:table-cell>
          <table:table-cell table:style-name="ce3" table:formula="of:=[.F23]-[.D23]" office:value-type="float" office:value="4" calcext:value-type="float">
            <text:p>4.0</text:p>
          </table:table-cell>
          <table:table-cell/>
          <table:table-cell table:formula="of:=&quot;&quot;&quot;&quot;&amp;[.B23]&amp;&quot;-&quot;&amp;[.C23]&amp;&quot;_&quot;&amp;[.A23]&amp;&quot;&quot;&quot;: { &quot;&quot;error_neg&quot;&quot;: &quot;&amp;[.I23]&amp;&quot;, &quot;&quot;error_pos&quot;&quot;: &quot;&amp;[.J23]&amp;&quot;, &quot;&quot;distance&quot;&quot;: &quot;&amp;[.D23]&amp;&quot;, &quot;&quot;position1_name&quot;&quot;: &quot;&quot;&quot;&amp;[.B23]&amp;&quot;D&quot;&quot;, &quot;&quot;position2_name&quot;&quot;: &quot;&quot;&quot;&amp;[.C23]&amp;&quot;A&quot;&quot;, &quot;&quot;Forster_radius&quot;&quot;: 52, &quot;&quot;distance_type&quot;&quot;: &quot;&quot;&quot;&amp;[.G23]&amp;&quot;&quot;&quot;},&quot;" office:value-type="string" office:string-value="&quot;301-393_C3&quot;: { &quot;error_neg&quot;: 4, &quot;error_pos&quot;: 4, &quot;distance&quot;: 33.5, &quot;position1_name&quot;: &quot;301D&quot;, &quot;position2_name&quot;: &quot;393A&quot;, &quot;Forster_radius&quot;: 52, &quot;distance_type&quot;: &quot;RDAMeanE&quot;}," calcext:value-type="string">
            <text:p>"301-393_C3": { "error_neg": 4, "error_pos": 4, "distance": 33.5, "position1_name": "301D", "position2_name": "39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office:value-type="float" office:value="32.6" calcext:value-type="float">
            <text:p>32.6</text:p>
          </table:table-cell>
          <table:table-cell office:value-type="float" office:value="28.7" calcext:value-type="float">
            <text:p>28.7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24]-[.E24]" office:value-type="float" office:value="3.9" calcext:value-type="float">
            <text:p>3.9</text:p>
          </table:table-cell>
          <table:table-cell table:style-name="ce3" table:formula="of:=[.F24]-[.D24]" office:value-type="float" office:value="3.9" calcext:value-type="float">
            <text:p>3.9</text:p>
          </table:table-cell>
          <table:table-cell/>
          <table:table-cell table:formula="of:=&quot;&quot;&quot;&quot;&amp;[.B24]&amp;&quot;-&quot;&amp;[.C24]&amp;&quot;_&quot;&amp;[.A24]&amp;&quot;&quot;&quot;: { &quot;&quot;error_neg&quot;&quot;: &quot;&amp;[.I24]&amp;&quot;, &quot;&quot;error_pos&quot;&quot;: &quot;&amp;[.J24]&amp;&quot;, &quot;&quot;distance&quot;&quot;: &quot;&amp;[.D24]&amp;&quot;, &quot;&quot;position1_name&quot;&quot;: &quot;&quot;&quot;&amp;[.B24]&amp;&quot;D&quot;&quot;, &quot;&quot;position2_name&quot;&quot;: &quot;&quot;&quot;&amp;[.C24]&amp;&quot;A&quot;&quot;, &quot;&quot;Forster_radius&quot;&quot;: 52, &quot;&quot;distance_type&quot;&quot;: &quot;&quot;&quot;&amp;[.G24]&amp;&quot;&quot;&quot;},&quot;" office:value-type="string" office:string-value="&quot;301-339_C3&quot;: { &quot;error_neg&quot;: 3.9, &quot;error_pos&quot;: 3.9, &quot;distance&quot;: 32.6, &quot;position1_name&quot;: &quot;301D&quot;, &quot;position2_name&quot;: &quot;339A&quot;, &quot;Forster_radius&quot;: 52, &quot;distance_type&quot;: &quot;RDAMeanE&quot;}," calcext:value-type="string">
            <text:p>"301-339_C3": { "error_neg": 3.9, "error_pos": 3.9, "distance": 32.6, "position1_name": "301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48.3" calcext:value-type="float">
            <text:p>48.3</text:p>
          </table:table-cell>
          <table:table-cell office:value-type="float" office:value="43.6" calcext:value-type="float">
            <text:p>43.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25]-[.E25]" office:value-type="float" office:value="4.7" calcext:value-type="float">
            <text:p>4.7</text:p>
          </table:table-cell>
          <table:table-cell table:style-name="ce3" table:formula="of:=[.F25]-[.D25]" office:value-type="float" office:value="4.7" calcext:value-type="float">
            <text:p>4.7</text:p>
          </table:table-cell>
          <table:table-cell/>
          <table:table-cell table:formula="of:=&quot;&quot;&quot;&quot;&amp;[.B25]&amp;&quot;-&quot;&amp;[.C25]&amp;&quot;_&quot;&amp;[.A25]&amp;&quot;&quot;&quot;: { &quot;&quot;error_neg&quot;&quot;: &quot;&amp;[.I25]&amp;&quot;, &quot;&quot;error_pos&quot;&quot;: &quot;&amp;[.J25]&amp;&quot;, &quot;&quot;distance&quot;&quot;: &quot;&amp;[.D25]&amp;&quot;, &quot;&quot;position1_name&quot;&quot;: &quot;&quot;&quot;&amp;[.B25]&amp;&quot;D&quot;&quot;, &quot;&quot;position2_name&quot;&quot;: &quot;&quot;&quot;&amp;[.C25]&amp;&quot;A&quot;&quot;, &quot;&quot;Forster_radius&quot;&quot;: 52, &quot;&quot;distance_type&quot;&quot;: &quot;&quot;&quot;&amp;[.G25]&amp;&quot;&quot;&quot;},&quot;" office:value-type="string" office:string-value="&quot;13-401_C3&quot;: { &quot;error_neg&quot;: 4.7, &quot;error_pos&quot;: 4.7, &quot;distance&quot;: 48.3, &quot;position1_name&quot;: &quot;13D&quot;, &quot;position2_name&quot;: &quot;401A&quot;, &quot;Forster_radius&quot;: 52, &quot;distance_type&quot;: &quot;RDAMeanE&quot;}," calcext:value-type="string">
            <text:p>"13-401_C3": { "error_neg": 4.7, "error_pos": 4.7, "distance": 48.3, "position1_name": "13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office:value-type="float" office:value="43.9" calcext:value-type="float">
            <text:p>43.9</text:p>
          </table:table-cell>
          <table:table-cell office:value-type="float" office:value="39.4" calcext:value-type="float">
            <text:p>39.4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26]-[.E26]" office:value-type="float" office:value="4.5" calcext:value-type="float">
            <text:p>4.5</text:p>
          </table:table-cell>
          <table:table-cell table:style-name="ce3" table:formula="of:=[.F26]-[.D26]" office:value-type="float" office:value="4.5" calcext:value-type="float">
            <text:p>4.5</text:p>
          </table:table-cell>
          <table:table-cell/>
          <table:table-cell table:formula="of:=&quot;&quot;&quot;&quot;&amp;[.B26]&amp;&quot;-&quot;&amp;[.C26]&amp;&quot;_&quot;&amp;[.A26]&amp;&quot;&quot;&quot;: { &quot;&quot;error_neg&quot;&quot;: &quot;&amp;[.I26]&amp;&quot;, &quot;&quot;error_pos&quot;&quot;: &quot;&amp;[.J26]&amp;&quot;, &quot;&quot;distance&quot;&quot;: &quot;&amp;[.D26]&amp;&quot;, &quot;&quot;position1_name&quot;&quot;: &quot;&quot;&quot;&amp;[.B26]&amp;&quot;D&quot;&quot;, &quot;&quot;position2_name&quot;&quot;: &quot;&quot;&quot;&amp;[.C26]&amp;&quot;A&quot;&quot;, &quot;&quot;Forster_radius&quot;&quot;: 52, &quot;&quot;distance_type&quot;&quot;: &quot;&quot;&quot;&amp;[.G26]&amp;&quot;&quot;&quot;},&quot;" office:value-type="string" office:string-value="&quot;176-339_C3&quot;: { &quot;error_neg&quot;: 4.5, &quot;error_pos&quot;: 4.5, &quot;distance&quot;: 43.9, &quot;position1_name&quot;: &quot;176D&quot;, &quot;position2_name&quot;: &quot;339A&quot;, &quot;Forster_radius&quot;: 52, &quot;distance_type&quot;: &quot;RDAMeanE&quot;}," calcext:value-type="string">
            <text:p>"176-339_C3": { "error_neg": 4.5, "error_pos": 4.5, "distance": 43.9, "position1_name": "176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office:value-type="float" office:value="38.9" calcext:value-type="float">
            <text:p>38.9</text:p>
          </table:table-cell>
          <table:table-cell office:value-type="float" office:value="34.6" calcext:value-type="float">
            <text:p>34.6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27]-[.E27]" office:value-type="float" office:value="4.3" calcext:value-type="float">
            <text:p>4.3</text:p>
          </table:table-cell>
          <table:table-cell table:style-name="ce3" table:formula="of:=[.F27]-[.D27]" office:value-type="float" office:value="4.3" calcext:value-type="float">
            <text:p>4.3</text:p>
          </table:table-cell>
          <table:table-cell/>
          <table:table-cell table:formula="of:=&quot;&quot;&quot;&quot;&amp;[.B27]&amp;&quot;-&quot;&amp;[.C27]&amp;&quot;_&quot;&amp;[.A27]&amp;&quot;&quot;&quot;: { &quot;&quot;error_neg&quot;&quot;: &quot;&amp;[.I27]&amp;&quot;, &quot;&quot;error_pos&quot;&quot;: &quot;&amp;[.J27]&amp;&quot;, &quot;&quot;distance&quot;&quot;: &quot;&amp;[.D27]&amp;&quot;, &quot;&quot;position1_name&quot;&quot;: &quot;&quot;&quot;&amp;[.B27]&amp;&quot;D&quot;&quot;, &quot;&quot;position2_name&quot;&quot;: &quot;&quot;&quot;&amp;[.C27]&amp;&quot;A&quot;&quot;, &quot;&quot;Forster_radius&quot;&quot;: 52, &quot;&quot;distance_type&quot;&quot;: &quot;&quot;&quot;&amp;[.G27]&amp;&quot;&quot;&quot;},&quot;" office:value-type="string" office:string-value="&quot;305-401_C3&quot;: { &quot;error_neg&quot;: 4.3, &quot;error_pos&quot;: 4.3, &quot;distance&quot;: 38.9, &quot;position1_name&quot;: &quot;305D&quot;, &quot;position2_name&quot;: &quot;401A&quot;, &quot;Forster_radius&quot;: 52, &quot;distance_type&quot;: &quot;RDAMeanE&quot;}," calcext:value-type="string">
            <text:p>"305-401_C3": { "error_neg": 4.3, "error_pos": 4.3, "distance": 38.9, "position1_name": "305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37.9" calcext:value-type="float">
            <text:p>37.9</text:p>
          </table:table-cell>
          <table:table-cell office:value-type="float" office:value="33.7" calcext:value-type="float">
            <text:p>33.7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28]-[.E28]" office:value-type="float" office:value="4.2" calcext:value-type="float">
            <text:p>4.2</text:p>
          </table:table-cell>
          <table:table-cell table:style-name="ce3" table:formula="of:=[.F28]-[.D28]" office:value-type="float" office:value="4.2" calcext:value-type="float">
            <text:p>4.2</text:p>
          </table:table-cell>
          <table:table-cell/>
          <table:table-cell table:formula="of:=&quot;&quot;&quot;&quot;&amp;[.B28]&amp;&quot;-&quot;&amp;[.C28]&amp;&quot;_&quot;&amp;[.A28]&amp;&quot;&quot;&quot;: { &quot;&quot;error_neg&quot;&quot;: &quot;&amp;[.I28]&amp;&quot;, &quot;&quot;error_pos&quot;&quot;: &quot;&amp;[.J28]&amp;&quot;, &quot;&quot;distance&quot;&quot;: &quot;&amp;[.D28]&amp;&quot;, &quot;&quot;position1_name&quot;&quot;: &quot;&quot;&quot;&amp;[.B28]&amp;&quot;D&quot;&quot;, &quot;&quot;position2_name&quot;&quot;: &quot;&quot;&quot;&amp;[.C28]&amp;&quot;A&quot;&quot;, &quot;&quot;Forster_radius&quot;&quot;: 52, &quot;&quot;distance_type&quot;&quot;: &quot;&quot;&quot;&amp;[.G28]&amp;&quot;&quot;&quot;},&quot;" office:value-type="string" office:string-value="&quot;10-339_C3&quot;: { &quot;error_neg&quot;: 4.2, &quot;error_pos&quot;: 4.2, &quot;distance&quot;: 37.9, &quot;position1_name&quot;: &quot;10D&quot;, &quot;position2_name&quot;: &quot;339A&quot;, &quot;Forster_radius&quot;: 52, &quot;distance_type&quot;: &quot;RDAMeanE&quot;}," calcext:value-type="string">
            <text:p>"10-339_C3": { "error_neg": 4.2, "error_pos": 4.2, "distance": 37.9, "position1_name": "10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33.4" calcext:value-type="float">
            <text:p>33.4</text:p>
          </table:table-cell>
          <table:table-cell office:value-type="float" office:value="29.4" calcext:value-type="float">
            <text:p>29.4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29]-[.E29]" office:value-type="float" office:value="4" calcext:value-type="float">
            <text:p>4.0</text:p>
          </table:table-cell>
          <table:table-cell table:style-name="ce3" table:formula="of:=[.F29]-[.D29]" office:value-type="float" office:value="4" calcext:value-type="float">
            <text:p>4.0</text:p>
          </table:table-cell>
          <table:table-cell/>
          <table:table-cell table:formula="of:=&quot;&quot;&quot;&quot;&amp;[.B29]&amp;&quot;-&quot;&amp;[.C29]&amp;&quot;_&quot;&amp;[.A29]&amp;&quot;&quot;&quot;: { &quot;&quot;error_neg&quot;&quot;: &quot;&amp;[.I29]&amp;&quot;, &quot;&quot;error_pos&quot;&quot;: &quot;&amp;[.J29]&amp;&quot;, &quot;&quot;distance&quot;&quot;: &quot;&amp;[.D29]&amp;&quot;, &quot;&quot;position1_name&quot;&quot;: &quot;&quot;&quot;&amp;[.B29]&amp;&quot;D&quot;&quot;, &quot;&quot;position2_name&quot;&quot;: &quot;&quot;&quot;&amp;[.C29]&amp;&quot;A&quot;&quot;, &quot;&quot;Forster_radius&quot;&quot;: 52, &quot;&quot;distance_type&quot;&quot;: &quot;&quot;&quot;&amp;[.G29]&amp;&quot;&quot;&quot;},&quot;" office:value-type="string" office:string-value="&quot;289-339_C3&quot;: { &quot;error_neg&quot;: 4, &quot;error_pos&quot;: 4, &quot;distance&quot;: 33.4, &quot;position1_name&quot;: &quot;289D&quot;, &quot;position2_name&quot;: &quot;339A&quot;, &quot;Forster_radius&quot;: 52, &quot;distance_type&quot;: &quot;RDAMeanE&quot;}," calcext:value-type="string">
            <text:p>"289-339_C3": { "error_neg": 4, "error_pos": 4, "distance": 33.4, "position1_name": "289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37" calcext:value-type="float">
            <text:p>37</text:p>
          </table:table-cell>
          <table:table-cell office:value-type="float" office:value="32.8" calcext:value-type="float">
            <text:p>32.8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30]-[.E30]" office:value-type="float" office:value="4.2" calcext:value-type="float">
            <text:p>4.2</text:p>
          </table:table-cell>
          <table:table-cell table:style-name="ce3" table:formula="of:=[.F30]-[.D30]" office:value-type="float" office:value="4.2" calcext:value-type="float">
            <text:p>4.2</text:p>
          </table:table-cell>
          <table:table-cell/>
          <table:table-cell table:formula="of:=&quot;&quot;&quot;&quot;&amp;[.B30]&amp;&quot;-&quot;&amp;[.C30]&amp;&quot;_&quot;&amp;[.A30]&amp;&quot;&quot;&quot;: { &quot;&quot;error_neg&quot;&quot;: &quot;&amp;[.I30]&amp;&quot;, &quot;&quot;error_pos&quot;&quot;: &quot;&amp;[.J30]&amp;&quot;, &quot;&quot;distance&quot;&quot;: &quot;&amp;[.D30]&amp;&quot;, &quot;&quot;position1_name&quot;&quot;: &quot;&quot;&quot;&amp;[.B30]&amp;&quot;D&quot;&quot;, &quot;&quot;position2_name&quot;&quot;: &quot;&quot;&quot;&amp;[.C30]&amp;&quot;A&quot;&quot;, &quot;&quot;Forster_radius&quot;&quot;: 52, &quot;&quot;distance_type&quot;&quot;: &quot;&quot;&quot;&amp;[.G30]&amp;&quot;&quot;&quot;},&quot;" office:value-type="string" office:string-value="&quot;301-382_C3&quot;: { &quot;error_neg&quot;: 4.2, &quot;error_pos&quot;: 4.2, &quot;distance&quot;: 37, &quot;position1_name&quot;: &quot;301D&quot;, &quot;position2_name&quot;: &quot;382A&quot;, &quot;Forster_radius&quot;: 52, &quot;distance_type&quot;: &quot;RDAMeanE&quot;}," calcext:value-type="string">
            <text:p>"301-382_C3": { "error_neg": 4.2, "error_pos": 4.2, "distance": 37, "position1_name": "301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47.6" calcext:value-type="float">
            <text:p>47.6</text:p>
          </table:table-cell>
          <table:table-cell office:value-type="float" office:value="42.9" calcext:value-type="float">
            <text:p>42.9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RDAMeanE</text:p>
          </table:table-cell>
          <table:table-cell/>
          <table:table-cell table:style-name="ce3" table:formula="of:=[.D31]-[.E31]" office:value-type="float" office:value="4.7" calcext:value-type="float">
            <text:p>4.7</text:p>
          </table:table-cell>
          <table:table-cell table:style-name="ce3" table:formula="of:=[.F31]-[.D31]" office:value-type="float" office:value="4.7" calcext:value-type="float">
            <text:p>4.7</text:p>
          </table:table-cell>
          <table:table-cell/>
          <table:table-cell table:formula="of:=&quot;&quot;&quot;&quot;&amp;[.B31]&amp;&quot;-&quot;&amp;[.C31]&amp;&quot;_&quot;&amp;[.A31]&amp;&quot;&quot;&quot;: { &quot;&quot;error_neg&quot;&quot;: &quot;&amp;[.I31]&amp;&quot;, &quot;&quot;error_pos&quot;&quot;: &quot;&amp;[.J31]&amp;&quot;, &quot;&quot;distance&quot;&quot;: &quot;&amp;[.D31]&amp;&quot;, &quot;&quot;position1_name&quot;&quot;: &quot;&quot;&quot;&amp;[.B31]&amp;&quot;D&quot;&quot;, &quot;&quot;position2_name&quot;&quot;: &quot;&quot;&quot;&amp;[.C31]&amp;&quot;A&quot;&quot;, &quot;&quot;Forster_radius&quot;&quot;: 52, &quot;&quot;distance_type&quot;&quot;: &quot;&quot;&quot;&amp;[.G31]&amp;&quot;&quot;&quot;},&quot;" office:value-type="string" office:string-value="&quot;13-397_C3&quot;: { &quot;error_neg&quot;: 4.7, &quot;error_pos&quot;: 4.7, &quot;distance&quot;: 47.6, &quot;position1_name&quot;: &quot;13D&quot;, &quot;position2_name&quot;: &quot;397A&quot;, &quot;Forster_radius&quot;: 52, &quot;distance_type&quot;: &quot;RDAMeanE&quot;}," calcext:value-type="string">
            <text:p>"13-397_C3": { "error_neg": 4.7, "error_pos": 4.7, "distance": 47.6, "position1_name": "13D", "position2_name": "397A", "Forster_radius": 52, "distance_type": "RDAMeanE"},</text:p>
          </table:table-cell>
        </table:table-row>
        <table:table-row table:style-name="ro1" table:number-rows-repeated="13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</table:table>
      <table:table table:name="chi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istances.A1:distances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20120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20120P2" style:volatile="true" number:language="en" number:country="GB">
      <loext:text> </loext:text>
      <loext:fill-character> </loext:fill-character>
      <number:text>- </number:text>
    </number:number-style>
    <number:text-style style:name="N20120" number:language="en" number:country="GB">
      <number:text> </number:text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20121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20121P2" style:volatile="true" number:language="en" number:country="GB">
      <loext:text> £</loext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20122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20122P2" style:volatile="true" number:language="en" number:country="GB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0122" number:language="en" number:country="GB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20123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20123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0123" number:language="en" number:country="GB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2:47:58.018260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1:35:14.145996477</meta:creation-date>
    <dc:date>2016-09-26T23:25:17.765375100</dc:date>
    <meta:editing-duration>PT25M5S</meta:editing-duration>
    <meta:editing-cycles>8</meta:editing-cycles>
    <meta:generator>LibreOffice/4.4.3.2$Linux_X86_64 LibreOffice_project/40m0$Build-2</meta:generator>
    <meta:document-statistic meta:table-count="2" meta:cell-count="310" meta:object-count="0"/>
  </office:meta>
</office:document-meta>
</file>